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 fo:margin-right="0.0597in"/>
      <style:text-properties fo:font-size="12pt" style:font-size-asian="12pt"/>
    </style:style>
    <style:style style:name="P3" style:parent-style-name="Standard" style:family="paragraph">
      <style:paragraph-properties fo:text-align="center" fo:margin-right="0.0597in"/>
      <style:text-properties fo:font-size="12pt" style:font-size-asian="12pt"/>
    </style:style>
    <style:style style:name="P4" style:parent-style-name="Standard" style:family="paragraph">
      <style:paragraph-properties fo:text-align="center" fo:margin-right="0.0597in"/>
      <style:text-properties fo:font-size="12pt" style:font-size-asian="12pt"/>
    </style:style>
    <style:style style:name="P5" style:parent-style-name="Standard" style:family="paragraph">
      <style:paragraph-properties fo:text-align="center" fo:margin-right="0.0597in"/>
      <style:text-properties fo:font-size="12pt" style:font-size-asian="12pt"/>
    </style:style>
    <style:style style:name="P6" style:parent-style-name="Standard" style:family="paragraph">
      <style:paragraph-properties fo:text-align="center" fo:margin-right="0.0597in"/>
      <style:text-properties fo:font-size="12pt" style:font-size-asian="12pt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T12" style:parent-style-name="Absatz-Standardschriftart" style:family="text">
      <style:text-properties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P14" style:parent-style-name="Standard" style:family="paragraph">
      <style:paragraph-properties fo:text-align="center"/>
      <style:text-properties fo:font-size="12pt" style:font-size-asian="12pt"/>
    </style:style>
    <style:style style:name="P15" style:parent-style-name="Standard" style:family="paragraph">
      <style:paragraph-properties fo:text-align="center" fo:margin-right="0.0597in"/>
      <style:text-properties fo:font-size="12pt" style:font-size-asian="12pt"/>
    </style:style>
    <style:style style:name="P16" style:parent-style-name="Standard" style:family="paragraph">
      <style:paragraph-properties fo:text-align="center" fo:margin-right="0.0597in"/>
      <style:text-properties fo:font-size="12pt" style:font-size-asian="12pt"/>
    </style:style>
    <style:style style:name="P17" style:parent-style-name="Standard" style:family="paragraph">
      <style:paragraph-properties fo:text-align="center" fo:margin-right="0.0597in"/>
      <style:text-properties fo:font-size="12pt" style:font-size-asian="12pt"/>
    </style:style>
    <style:style style:name="P18" style:parent-style-name="Standard" style:family="paragraph">
      <style:paragraph-properties fo:text-align="center" fo:margin-right="0.0597in"/>
      <style:text-properties fo:font-size="12pt" style:font-size-asian="12pt"/>
    </style:style>
    <style:style style:name="P19" style:parent-style-name="Standard" style:family="paragraph">
      <style:paragraph-properties fo:text-align="center" fo:margin-right="0.0597in"/>
      <style:text-properties fo:font-size="12pt" style:font-size-asian="12pt"/>
    </style:style>
    <style:style style:name="P20" style:parent-style-name="Standard" style:family="paragraph">
      <style:paragraph-properties fo:text-align="center" fo:margin-right="0.0597in"/>
      <style:text-properties fo:font-size="12pt" style:font-size-asian="12pt"/>
    </style:style>
    <style:style style:name="P21" style:parent-style-name="Standard" style:family="paragraph">
      <style:paragraph-properties fo:text-align="center" fo:margin-right="0.0597in"/>
      <style:text-properties fo:font-size="12pt" style:font-size-asian="12pt"/>
    </style:style>
    <style:style style:name="P22" style:parent-style-name="Standard" style:family="paragraph">
      <style:paragraph-properties fo:text-align="center" fo:margin-right="0.0597in"/>
      <style:text-properties fo:font-size="12pt" style:font-size-asian="12pt"/>
    </style:style>
    <style:style style:name="P23" style:parent-style-name="Standard" style:family="paragraph">
      <style:paragraph-properties fo:text-align="center" fo:margin-right="0.0597in"/>
      <style:text-properties fo:font-size="12pt" style:font-size-asian="12pt"/>
    </style:style>
    <style:style style:name="P24" style:parent-style-name="Standard" style:family="paragraph">
      <style:paragraph-properties fo:text-align="center" fo:margin-right="0.0597in"/>
      <style:text-properties fo:font-size="12pt" style:font-size-asian="12pt"/>
    </style:style>
    <style:style style:name="P25" style:parent-style-name="Standard" style:family="paragraph">
      <style:paragraph-properties fo:text-align="center" fo:margin-right="0.0597in"/>
      <style:text-properties fo:font-size="12pt" style:font-size-asian="12pt"/>
    </style:style>
    <style:style style:name="P26" style:parent-style-name="Standard" style:family="paragraph">
      <style:paragraph-properties fo:text-align="center" fo:margin-right="0.0597in"/>
      <style:text-properties fo:font-size="12pt" style:font-size-asian="12pt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 fo:margin-right="0.0597in"/>
      <style:text-properties fo:font-size="12pt" style:font-size-asian="12pt"/>
    </style:style>
    <style:style style:name="P29" style:parent-style-name="Standard" style:family="paragraph">
      <style:paragraph-properties fo:text-align="center" fo:margin-right="0.0597in"/>
      <style:text-properties fo:font-size="12pt" style:font-size-asian="12pt"/>
    </style:style>
    <style:style style:name="P30" style:parent-style-name="Standard" style:family="paragraph">
      <style:paragraph-properties fo:text-align="center" fo:margin-right="0.0597in"/>
      <style:text-properties fo:font-size="12pt" style:font-size-asian="12pt"/>
    </style:style>
    <style:style style:name="P31" style:parent-style-name="Standard" style:family="paragraph">
      <style:paragraph-properties fo:text-align="center" fo:margin-right="0.0597in"/>
      <style:text-properties fo:font-size="12pt" style:font-size-asian="12pt"/>
    </style:style>
    <style:style style:name="P32" style:parent-style-name="Standard" style:family="paragraph">
      <style:paragraph-properties fo:text-align="center" fo:margin-right="0.0597in"/>
      <style:text-properties fo:font-size="12pt" style:font-size-asian="12pt"/>
    </style:style>
    <style:style style:name="P33" style:parent-style-name="Standard" style:family="paragraph">
      <style:paragraph-properties fo:text-align="center" fo:margin-right="0.0597in"/>
      <style:text-properties fo:font-size="12pt" style:font-size-asian="12pt"/>
    </style:style>
    <style:style style:name="P34" style:parent-style-name="Standard" style:family="paragraph">
      <style:paragraph-properties fo:text-align="center" fo:margin-right="0.0597in"/>
      <style:text-properties fo:font-size="12pt" style:font-size-asian="12pt"/>
    </style:style>
    <style:style style:name="P35" style:parent-style-name="Standard" style:family="paragraph">
      <style:paragraph-properties fo:text-align="center" fo:margin-right="0.0597in"/>
      <style:text-properties fo:font-size="12pt" style:font-size-asian="12pt"/>
    </style:style>
    <style:style style:name="P36" style:parent-style-name="Standard" style:family="paragraph">
      <style:paragraph-properties fo:text-align="center"/>
      <style:text-properties fo:font-weight="bold" style:font-weight-asian="bold"/>
    </style:style>
    <style:style style:name="P37" style:parent-style-name="Standard" style:family="paragraph">
      <style:paragraph-properties fo:text-align="center" fo:margin-right="0.0597in"/>
      <style:text-properties fo:font-size="12pt" style:font-size-asian="12pt"/>
    </style:style>
    <style:style style:name="P38" style:parent-style-name="Standard" style:family="paragraph">
      <style:paragraph-properties fo:text-align="center" fo:margin-right="0.0597in"/>
      <style:text-properties fo:font-size="12pt" style:font-size-asian="12pt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 fo:margin-right="0.0597in"/>
      <style:text-properties fo:font-size="12pt" style:font-size-asian="12pt"/>
    </style:style>
    <style:style style:name="P41" style:parent-style-name="Standard" style:family="paragraph">
      <style:paragraph-properties fo:text-align="center" fo:margin-right="0.0597in"/>
      <style:text-properties fo:font-size="12pt" style:font-size-asian="12pt"/>
    </style:style>
    <style:style style:name="P42" style:parent-style-name="Standard" style:family="paragraph">
      <style:paragraph-properties fo:text-align="center" fo:margin-right="0.0597in"/>
      <style:text-properties fo:font-size="12pt" style:font-size-asian="12pt"/>
    </style:style>
    <style:style style:name="P43" style:parent-style-name="Standard" style:family="paragraph">
      <style:paragraph-properties fo:text-align="center" fo:margin-right="0.0597in"/>
      <style:text-properties fo:font-size="12pt" style:font-size-asian="12pt"/>
    </style:style>
    <style:style style:name="P44" style:parent-style-name="Standard" style:family="paragraph">
      <style:paragraph-properties fo:text-align="center" fo:margin-right="0.0597in"/>
      <style:text-properties fo:font-size="12pt" style:font-size-asian="12pt"/>
    </style:style>
    <style:style style:name="P45" style:parent-style-name="Standard" style:family="paragraph">
      <style:paragraph-properties fo:text-align="center" fo:margin-right="0.0597in"/>
      <style:text-properties fo:font-size="12pt" style:font-size-asian="12pt"/>
    </style:style>
    <style:style style:name="P46" style:parent-style-name="Standard" style:family="paragraph">
      <style:paragraph-properties fo:text-align="center" fo:margin-right="0.0597in"/>
      <style:text-properties fo:font-size="12pt" style:font-size-asian="12pt"/>
    </style:style>
    <style:style style:name="P47" style:parent-style-name="Standard" style:family="paragraph">
      <style:paragraph-properties fo:text-align="center" fo:margin-right="0.0597in"/>
      <style:text-properties fo:font-size="12pt" style:font-size-asian="12pt"/>
    </style:style>
    <style:style style:name="P48" style:parent-style-name="Standard" style:family="paragraph">
      <style:paragraph-properties>
        <style:tab-stops>
          <style:tab-stop style:type="left" style:position="2.3909in"/>
        </style:tab-stops>
      </style:paragraph-properties>
    </style:style>
    <style:style style:name="P49" style:parent-style-name="Standard" style:family="paragraph">
      <style:paragraph-properties fo:break-before="page"/>
    </style:style>
    <style:style style:name="P50" style:parent-style-name="Listenabsatz" style:list-style-name="LFO5" style:family="paragraph"/>
    <style:style style:name="P51" style:parent-style-name="Listenabsatz" style:list-style-name="LFO5" style:family="paragraph"/>
    <style:style style:name="P52" style:parent-style-name="Listenabsatz" style:list-style-name="LFO5" style:family="paragraph"/>
    <style:style style:name="P53" style:parent-style-name="Listenabsatz" style:list-style-name="LFO5" style:family="paragraph"/>
    <style:style style:name="P54" style:parent-style-name="Listenabsatz" style:list-style-name="LFO5" style:family="paragraph"/>
    <style:style style:name="P55" style:parent-style-name="Listenabsatz" style:list-style-name="LFO5" style:family="paragraph"/>
    <style:style style:name="P56" style:parent-style-name="Listenabsatz" style:list-style-name="LFO5" style:family="paragraph"/>
    <style:style style:name="P57" style:parent-style-name="Listenabsatz" style:list-style-name="LFO5" style:family="paragraph"/>
    <style:style style:name="P58" style:parent-style-name="Listenabsatz" style:list-style-name="LFO5" style:family="paragraph"/>
    <style:style style:name="P59" style:parent-style-name="Listenabsatz" style:list-style-name="LFO5" style:family="paragraph"/>
    <style:style style:name="P60" style:parent-style-name="Listenabsatz" style:list-style-name="LFO5" style:family="paragraph"/>
    <style:style style:name="P61" style:parent-style-name="Listenabsatz" style:list-style-name="LFO5" style:family="paragraph"/>
    <style:style style:name="P62" style:parent-style-name="Listenabsatz" style:list-style-name="LFO5" style:family="paragraph"/>
    <style:style style:name="P63" style:parent-style-name="Listenabsatz" style:list-style-name="LFO5" style:family="paragraph"/>
    <style:style style:name="P64" style:parent-style-name="Listenabsatz" style:list-style-name="LFO5" style:family="paragraph"/>
    <style:style style:name="P65" style:parent-style-name="Listenabsatz" style:list-style-name="LFO5" style:family="paragraph"/>
    <style:style style:name="P66" style:parent-style-name="Listenabsatz" style:list-style-name="LFO5" style:family="paragraph"/>
    <style:style style:name="P67" style:parent-style-name="Listenabsatz" style:list-style-name="LFO5" style:family="paragraph"/>
    <style:style style:name="P68" style:parent-style-name="Listenabsatz" style:list-style-name="LFO5" style:family="paragraph"/>
    <style:style style:name="P69" style:parent-style-name="Listenabsatz" style:list-style-name="LFO5" style:family="paragraph"/>
    <style:style style:name="P70" style:parent-style-name="Listenabsatz" style:list-style-name="LFO5" style:family="paragraph"/>
    <style:style style:name="P71" style:parent-style-name="Listenabsatz" style:list-style-name="LFO5" style:family="paragraph"/>
    <style:style style:name="P72" style:parent-style-name="Listenabsatz" style:list-style-name="LFO5" style:family="paragraph"/>
    <style:style style:name="P73" style:parent-style-name="Listenabsatz" style:list-style-name="LFO5" style:family="paragraph"/>
    <style:style style:name="P74" style:parent-style-name="Listenabsatz" style:list-style-name="LFO5" style:family="paragraph"/>
    <style:style style:name="P75" style:parent-style-name="Listenabsatz" style:list-style-name="LFO5" style:family="paragraph"/>
    <style:style style:name="P76" style:parent-style-name="Listenabsatz" style:list-style-name="LFO5" style:family="paragraph"/>
    <style:style style:name="P77" style:parent-style-name="Listenabsatz" style:list-style-name="LFO5" style:family="paragraph"/>
    <style:style style:name="P78" style:parent-style-name="Listenabsatz" style:list-style-name="LFO5" style:family="paragraph"/>
    <style:style style:name="P79" style:parent-style-name="Listenabsatz" style:list-style-name="LFO5" style:family="paragraph"/>
    <style:style style:name="P80" style:parent-style-name="Listenabsatz" style:list-style-name="LFO5" style:family="paragraph"/>
    <style:style style:name="P81" style:parent-style-name="Listenabsatz" style:list-style-name="LFO5" style:family="paragraph"/>
    <style:style style:name="P82" style:parent-style-name="Listenabsatz" style:list-style-name="LFO5" style:family="paragraph"/>
    <style:style style:name="P83" style:parent-style-name="Listenabsatz" style:list-style-name="LFO5" style:family="paragraph"/>
    <style:style style:family="graphic" style:name="a20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d76b69" draw:opacity="100%" draw:stroke="solid" svg:stroke-width="0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9fcf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9fcf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9fcf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9fcf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9fcf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9fcf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100%" draw:stroke="solid" svg:stroke-width="0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.04921in" fo:padding-bottom="0.04921in" fo:padding-left="0.09843in" fo:padding-right="0.09843in" draw:textarea-vertical-align="middle" draw:textarea-horizontal-align="left" style:wrap="parallel" style:wrap-contour="false" draw:fill="solid" draw:fill-color="#72cfca" draw:opacity="90%" draw:stroke="solid" svg:stroke-width="0in" svg:stroke-color="#3465a4" svg:stroke-opacity="3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ustom-shape svg:x="8.48194in" svg:y="4.19792in" svg:width="1.25in" svg:height="0.89514in" draw:z-index="251656192" draw:id="id0" draw:style-name="a0" draw:name="Freihandform: Form 16" text:anchor-type="paragraph"><svg:title/><svg:desc/><text:p text:style-name="P2">1.5.3<text:s/>Rücksprache mit</text:p><text:p text:style-name="P3">Stakeholder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8.48376in" svg:y="3.35393in" svg:width="1.25in" svg:height="0.675in" draw:z-index="251672576" draw:id="id1" draw:style-name="a1" draw:name="Freihandform: Form 32" text:anchor-type="paragraph"><svg:title/><svg:desc/><text:p text:style-name="P4">1.5.2<text:s/>Jour fixe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83819in" svg:y="4.09375in" svg:width="1.25in" svg:height="0.92986in" draw:z-index="251646976" draw:id="id2" draw:style-name="a2" draw:name="Freihandform: Form 7" text:anchor-type="paragraph"><svg:title/><svg:desc/><text:p text:style-name="P5">1.1.3<text:s/>Werkzeuge aussuchen</text:p><text:p text:style-name="P6">(GIT, Mngt)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59252in" svg:y="1.1437in" svg:width="1.87431in" svg:height="1in" draw:z-index="251640832" draw:id="id3" draw:style-name="a3" draw:name="Freihandform: Form 1" text:anchor-type="paragraph"><svg:title/><svg:desc/><text:p text:style-name="P7">1.1<text:s/>Vorarbei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4.37205in" svg:y="1.1437in" svg:width="1.58889in" svg:height="1in" draw:z-index="251641856" draw:id="id4" draw:style-name="a4" draw:name="Freihandform: Form 2" text:anchor-type="paragraph"><svg:title/><svg:desc/><text:p text:style-name="P8">1.3<text:s/>Recherche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31496in" svg:y="1.1437in" svg:width="1.87431in" svg:height="1in" draw:z-index="251642880" draw:id="id5" draw:style-name="a5" draw:name="Freihandform: Form 3" text:anchor-type="paragraph"><svg:title/><svg:desc/><text:p text:style-name="P9">1.4<text:s/>Durchführung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8.42716in" svg:y="1.1437in" svg:width="1.25139in" svg:height="1in" draw:z-index="251643904" draw:id="id6" draw:style-name="a6" draw:name="Freihandform: Form 4" text:anchor-type="paragraph"><svg:title/><svg:desc/><text:p text:style-name="P10">1.5<text:s/>Kontrolle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84252in" svg:y="2.5185in" svg:width="1.25in" svg:height="0.675in" draw:z-index="251644928" draw:id="id7" draw:style-name="a7" draw:name="Freihandform: Form 5" text:anchor-type="paragraph"><svg:title/><svg:desc/><text:p text:style-name="P11"><text:span text:style-name="T12">1.1.1<text:s/></text:span><text:span text:style-name="T13">Zieldefinition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84252in" svg:y="3.30591in" svg:width="1.25in" svg:height="0.675in" draw:z-index="251645952" draw:id="id8" draw:style-name="a8" draw:name="Freihandform: Form 6" text:anchor-type="paragraph"><svg:title/><svg:desc/><text:p text:style-name="P14">1.1.2<text:s/>Team organisiere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4.50394in" svg:y="2.5185in" svg:width="1.25in" svg:height="0.675in" draw:z-index="251648000" draw:id="id9" draw:style-name="a9" draw:name="Freihandform: Form 8" text:anchor-type="paragraph"><svg:title/><svg:desc/><text:p text:style-name="P15">1.3.1<text:s/>Lösung eruiere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4.50394in" svg:y="3.30591in" svg:width="1.25in" svg:height="0.675in" draw:z-index="251649024" draw:id="id10" draw:style-name="a10" draw:name="Freihandform: Form 9" text:anchor-type="paragraph"><svg:title/><svg:desc/><text:p text:style-name="P16">1.3.2<text:s/>Literatur MC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4.50394in" svg:y="4.09331in" svg:width="1.25in" svg:height="0.675in" draw:z-index="251650048" draw:id="id11" draw:style-name="a11" draw:name="Freihandform: Form 10" text:anchor-type="paragraph"><svg:title/><svg:desc/><text:p text:style-name="P17">1.3.3<text:s/>Programmiersprache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66929in" svg:y="3.34528in" svg:width="1.25in" svg:height="0.675in" draw:z-index="251651072" draw:id="id12" draw:style-name="a12" draw:name="Freihandform: Form 11" text:anchor-type="paragraph"><svg:title/><svg:desc/><text:p text:style-name="P18">1.4.2<text:s/>Design</text:p><text:p text:style-name="P19">Prototype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66929in" svg:y="5.70748in" svg:width="1.25in" svg:height="0.675in" draw:z-index="251652096" draw:id="id13" draw:style-name="a13" draw:name="Freihandform: Form 12" text:anchor-type="paragraph"><svg:title/><svg:desc/><text:p text:style-name="P20">1.4.5<text:s/>Coding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66929in" svg:y="4.92008in" svg:width="1.25in" svg:height="0.675in" draw:z-index="251653120" draw:id="id14" draw:style-name="a14" draw:name="Freihandform: Form 13" text:anchor-type="paragraph"><svg:title/><svg:desc/><text:p text:style-name="P21">1.4.4<text:s/>Daten</text:p><text:p text:style-name="P22">einpflege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66929in" svg:y="4.13268in" svg:width="1.25in" svg:height="0.675in" draw:z-index="251654144" draw:id="id15" draw:style-name="a15" draw:name="Freihandform: Form 14" text:anchor-type="paragraph"><svg:title/><svg:desc/><text:p text:style-name="P23">1.4.3<text:s/>Datenbank</text:p><text:p text:style-name="P24">einrichte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8.44094in" svg:y="2.5185in" svg:width="1.25in" svg:height="0.675in" draw:z-index="251655168" draw:id="id16" draw:style-name="a16" draw:name="Freihandform: Form 15" text:anchor-type="paragraph"><svg:title/><svg:desc/><text:p text:style-name="P25">1.5.1<text:s/>Testing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4.50394in" svg:y="4.88071in" svg:width="1.25in" svg:height="0.675in" draw:z-index="251657216" draw:id="id17" draw:style-name="a17" draw:name="Freihandform: Form 17" text:anchor-type="paragraph"><svg:title/><svg:desc/><text:p text:style-name="P26">1.3.4<text:s/>Framework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9.88386in" svg:y="1.1437in" svg:width="1.37569in" svg:height="1in" draw:z-index="251658240" draw:id="id18" draw:style-name="a18" draw:name="Freihandform: Form 18" text:anchor-type="paragraph"><svg:title/><svg:desc/><text:p text:style-name="P27">1.6<text:s/>Abschluss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9.97638in" svg:y="3.30591in" svg:width="1.25in" svg:height="0.675in" draw:z-index="251659264" draw:id="id19" draw:style-name="a19" draw:name="Freihandform: Form 19" text:anchor-type="paragraph"><svg:title/><svg:desc/><text:p text:style-name="P28">1.6.2<text:s/>Präsentation</text:p><text:p text:style-name="P29">erstelle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9.97638in" svg:y="4.09331in" svg:width="1.25in" svg:height="0.675in" draw:z-index="251660288" draw:id="id20" draw:style-name="a20" draw:name="Freihandform: Form 20" text:anchor-type="paragraph"><svg:title/><svg:desc/><text:p text:style-name="P30">1.6.3<text:s/>Präsentatio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9.97638in" svg:y="4.88071in" svg:width="1.25in" svg:height="0.675in" draw:z-index="251661312" draw:id="id21" draw:style-name="a21" draw:name="Freihandform: Form 21" text:anchor-type="paragraph"><svg:title/><svg:desc/><text:p text:style-name="P31">1.6.4<text:s/>Übergabe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9.97638in" svg:y="5.66811in" svg:width="1.25in" svg:height="0.675in" draw:z-index="251662336" draw:id="id22" draw:style-name="a22" draw:name="Freihandform: Form 22" text:anchor-type="paragraph"><svg:title/><svg:desc/><text:p text:style-name="P32">1.6.5<text:s/>Abschluss</text:p><text:p text:style-name="P33">Meeting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66929in" svg:y="2.5185in" svg:width="1.25in" svg:height="0.675in" draw:z-index="251663360" draw:id="id23" draw:style-name="a23" draw:name="Freihandform: Form 23" text:anchor-type="paragraph"><svg:title/><svg:desc/><text:p text:style-name="P34">1.4.1<text:s/>Daten</text:p><text:p text:style-name="P35">verarbeite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3.0185in" svg:y="0.47244in" svg:width="5.40972in" svg:height="0.50972in" draw:z-index="251664384" draw:id="id24" draw:style-name="a24" draw:name="Freihandform: Form 24" text:anchor-type="paragraph"><svg:title/><svg:desc/><text:p text:style-name="P36"><text:bookmark-start text:name="_Hlk134195034"/><text:bookmark-start text:name="_Hlk134195035"/>MicroCredentials Ausbildungsplan 1<text:bookmark-end text:name="_Hlk134195034"/><text:bookmark-end text:name="_Hlk134195035"/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66929in" svg:y="6.49488in" svg:width="1.25in" svg:height="0.675in" draw:z-index="251665408" draw:id="id25" draw:style-name="a25" draw:name="Freihandform: Form 25" text:anchor-type="paragraph"><svg:title/><svg:desc/><text:p text:style-name="P37">1.4.6<text:s/>Doku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4.50394in" svg:y="5.66811in" svg:width="1.25in" svg:height="0.675in" draw:z-index="251666432" draw:id="id26" draw:style-name="a26" draw:name="Freihandform: Form 26" text:anchor-type="paragraph"><svg:title/><svg:desc/><text:p text:style-name="P38">1.3.5<text:s/>Wissens-aneignung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79724in" svg:y="1.1437in" svg:width="1.25139in" svg:height="1in" draw:z-index="251667456" draw:id="id27" draw:style-name="a27" draw:name="Freihandform: Form 27" text:anchor-type="paragraph"><svg:title/><svg:desc/><text:p text:style-name="P39">1.2 Projektmanagemen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81102in" svg:y="2.5185in" svg:width="1.25in" svg:height="0.675in" draw:z-index="251668480" draw:id="id28" draw:style-name="a28" draw:name="Freihandform: Form 28" text:anchor-type="paragraph"><svg:title/><svg:desc/><text:p text:style-name="P40">1.2.1<text:s/>PSP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81102in" svg:y="3.30591in" svg:width="1.25in" svg:height="0.675in" draw:z-index="251669504" draw:id="id29" draw:style-name="a29" draw:name="Freihandform: Form 29" text:anchor-type="paragraph"><svg:title/><svg:desc/><text:p text:style-name="P41">1.2.2<text:s/>Kritischer</text:p><text:p text:style-name="P42">Pfad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8in" svg:y="4.10433in" svg:width="1.25in" svg:height="0.675in" draw:z-index="251670528" draw:id="id30" draw:style-name="a30" draw:name="Freihandform: Form 30" text:anchor-type="paragraph"><svg:title/><svg:desc/><text:p text:style-name="P43">1.2.3<text:s/>Zeitplanung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81102in" svg:y="4.88071in" svg:width="1.25in" svg:height="0.675in" draw:z-index="251671552" draw:id="id31" draw:style-name="a31" draw:name="Freihandform: Form 31" text:anchor-type="paragraph"><svg:title/><svg:desc/><text:p text:style-name="P44">1.2.4<text:s/>Ressourcen</text:p><text:p text:style-name="P45">Planung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9.97638in" svg:y="2.5185in" svg:width="1.25in" svg:height="0.675in" draw:z-index="251673600" draw:id="id32" draw:style-name="a32" draw:name="Freihandform: Form 33" text:anchor-type="paragraph"><svg:title/><svg:desc/><text:p text:style-name="P46">1.6.1<text:s/>Reflektio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81102in" svg:y="5.66811in" svg:width="1.25in" svg:height="0.675in" draw:z-index="251674624" draw:id="id33" draw:style-name="a33" draw:name="Freihandform: Form 34" text:anchor-type="paragraph"><svg:title/><svg:desc/><text:p text:style-name="P47">1.2.5<text:s/>Features + Desig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/>
      <text:soft-page-break/>
      <text:list text:style-name="LFO5" text:continue-numbering="true">
        <text:list-item>
          <text:p text:style-name="P50">MicroCredentials Ausbildungsplan</text:p>
          <text:list text:continue-numbering="true">
            <text:list-item>
              <text:p text:style-name="P51">Vorarbeit</text:p>
              <text:list text:continue-numbering="true">
                <text:list-item>
                  <text:p text:style-name="P52">Zieldefinition</text:p>
                </text:list-item>
                <text:list-item>
                  <text:p text:style-name="P53">Team organisieren</text:p>
                </text:list-item>
                <text:list-item>
                  <text:p text:style-name="P54">Werkezeuge aussuchen (Git, Management)</text:p>
                </text:list-item>
              </text:list>
            </text:list-item>
            <text:list-item>
              <text:p text:style-name="P55">Projektmanagement</text:p>
              <text:list text:continue-numbering="true">
                <text:list-item>
                  <text:p text:style-name="P56">PSP</text:p>
                </text:list-item>
                <text:list-item>
                  <text:p text:style-name="P57">Kritischer Pfad</text:p>
                </text:list-item>
                <text:list-item>
                  <text:p text:style-name="P58">Zeitplanung</text:p>
                </text:list-item>
                <text:list-item>
                  <text:p text:style-name="P59">Ressourcen Planung</text:p>
                </text:list-item>
                <text:list-item>
                  <text:p text:style-name="P60">Features + Design</text:p>
                </text:list-item>
              </text:list>
            </text:list-item>
            <text:list-item>
              <text:p text:style-name="P61">Recherche</text:p>
              <text:list text:continue-numbering="true">
                <text:list-item>
                  <text:p text:style-name="P62">Lösung eruieren</text:p>
                </text:list-item>
                <text:list-item>
                  <text:p text:style-name="P63">Literatur MicroCredentials</text:p>
                </text:list-item>
                <text:list-item>
                  <text:p text:style-name="P64">Programmiersprache</text:p>
                </text:list-item>
                <text:list-item>
                  <text:p text:style-name="P65">Framework</text:p>
                </text:list-item>
                <text:list-item>
                  <text:p text:style-name="P66">Wissensaneignung</text:p>
                </text:list-item>
              </text:list>
            </text:list-item>
            <text:list-item>
              <text:p text:style-name="P67">Durchführung</text:p>
              <text:list text:continue-numbering="true">
                <text:list-item>
                  <text:p text:style-name="P68">Daten verarbeiten</text:p>
                </text:list-item>
                <text:list-item>
                  <text:p text:style-name="P69">Design Prototype</text:p>
                </text:list-item>
                <text:list-item>
                  <text:p text:style-name="P70">Datenbank einrichten</text:p>
                </text:list-item>
                <text:list-item>
                  <text:p text:style-name="P71">Daten einpflegen</text:p>
                </text:list-item>
                <text:list-item>
                  <text:p text:style-name="P72">Coding</text:p>
                </text:list-item>
                <text:list-item>
                  <text:p text:style-name="P73">Doku</text:p>
                </text:list-item>
              </text:list>
            </text:list-item>
            <text:list-item>
              <text:p text:style-name="P74">Kontrolle</text:p>
              <text:list text:continue-numbering="true">
                <text:list-item>
                  <text:p text:style-name="P75">Testing</text:p>
                </text:list-item>
                <text:list-item>
                  <text:p text:style-name="P76">Jour fixe</text:p>
                </text:list-item>
                <text:list-item>
                  <text:p text:style-name="P77">Rücksprache mit Stakeholdern</text:p>
                </text:list-item>
              </text:list>
            </text:list-item>
            <text:list-item>
              <text:p text:style-name="P78">Abschluss</text:p>
              <text:list text:continue-numbering="true">
                <text:list-item>
                  <text:p text:style-name="P79">Reflexion</text:p>
                </text:list-item>
                <text:list-item>
                  <text:p text:style-name="P80">Präsentation erstellen</text:p>
                </text:list-item>
                <text:list-item>
                  <text:p text:style-name="P81">Präsentation</text:p>
                </text:list-item>
                <text:list-item>
                  <text:p text:style-name="P82">Übergabe</text:p>
                </text:list-item>
                <text:list-item>
                  <text:p text:style-name="P83">Abschluss Meeting</text:p>
                </text:list-item>
              </text:list>
            </text:list-item>
          </text:list>
        </text:list-item>
      </text:list>
      <text:p text:style-name="Listenabsatz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WW_CharLFO1LVL1" style:family="text">
      <style:text-properties style:use-window-font-color="true"/>
    </style:style>
    <style:style style:name="WW_CharLFO1LVL2" style:family="text">
      <style:text-properties style:use-window-font-color="true"/>
    </style:style>
    <style:style style:name="WW_CharLFO1LVL3" style:family="text">
      <style:text-properties style:use-window-font-color="true"/>
    </style:style>
    <style:style style:name="WW_CharLFO1LVL4" style:family="text">
      <style:text-properties style:use-window-font-color="true"/>
    </style:style>
    <style:style style:name="WW_CharLFO1LVL5" style:family="text">
      <style:text-properties style:use-window-font-color="true"/>
    </style:style>
    <style:style style:name="WW_CharLFO1LVL6" style:family="text">
      <style:text-properties style:use-window-font-color="true"/>
    </style:style>
    <style:style style:name="WW_CharLFO1LVL7" style:family="text">
      <style:text-properties style:use-window-font-color="true"/>
    </style:style>
    <style:style style:name="WW_CharLFO1LVL8" style:family="text">
      <style:text-properties style:use-window-font-color="true"/>
    </style:style>
    <style:style style:name="WW_CharLFO1LVL9" style:family="text">
      <style:text-properties style:use-window-font-color="true"/>
    </style:style>
    <text:list-style style:name="standard_1" style:display-name="standard_1">
      <text:list-level-style-bullet text:level="1" text:style-name="WW_CharLFO1LVL1" text:bullet-char="●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bullet>
      <text:list-level-style-bullet text:level="2" text:style-name="WW_CharLFO1LVL2" text:bullet-char="●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bullet>
      <text:list-level-style-bullet text:level="3" text:style-name="WW_CharLFO1LVL3" text:bullet-char="●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bullet>
      <text:list-level-style-bullet text:level="4" text:style-name="WW_CharLFO1LVL4" text:bullet-char="●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</text:list-level-style-bullet>
      <text:list-level-style-bullet text:level="5" text:style-name="WW_CharLFO1LVL5" text:bullet-char="●">
        <style:list-level-properties text:space-before="0.9451in" text:min-label-width="0.2361in" text:list-level-position-and-space-mode="label-alignment">
          <style:list-level-label-alignment text:label-followed-by="listtab" fo:margin-left="1.1812in" fo:text-indent="-0.2361in"/>
        </style:list-level-properties>
      </text:list-level-style-bullet>
      <text:list-level-style-bullet text:level="6" text:style-name="WW_CharLFO1LVL6" text:bullet-char="●">
        <style:list-level-properties text:space-before="1.1812in" text:min-label-width="0.2361in" text:list-level-position-and-space-mode="label-alignment">
          <style:list-level-label-alignment text:label-followed-by="listtab" fo:margin-left="1.4173in" fo:text-indent="-0.2361in"/>
        </style:list-level-properties>
      </text:list-level-style-bullet>
      <text:list-level-style-bullet text:level="7" text:style-name="WW_CharLFO1LVL7" text:bullet-char="●">
        <style:list-level-properties text:space-before="1.4173in" text:min-label-width="0.2361in" text:list-level-position-and-space-mode="label-alignment">
          <style:list-level-label-alignment text:label-followed-by="listtab" fo:margin-left="1.6534in" fo:text-indent="-0.2361in"/>
        </style:list-level-properties>
      </text:list-level-style-bullet>
      <text:list-level-style-bullet text:level="8" text:style-name="WW_CharLFO1LVL8" text:bullet-char="●">
        <style:list-level-properties text:space-before="1.6534in" text:min-label-width="0.2361in" text:list-level-position-and-space-mode="label-alignment">
          <style:list-level-label-alignment text:label-followed-by="listtab" fo:margin-left="1.8895in" fo:text-indent="-0.2361in"/>
        </style:list-level-properties>
      </text:list-level-style-bullet>
      <text:list-level-style-bullet text:level="9" text:style-name="WW_CharLFO1LVL9" text:bullet-char="●">
        <style:list-level-properties text:space-before="1.8895in" text:min-label-width="0.2361in" text:list-level-position-and-space-mode="label-alignment">
          <style:list-level-label-alignment text:label-followed-by="listtab" fo:margin-left="2.1256in" fo:text-indent="-0.2361in"/>
        </style:list-level-properties>
      </text:list-level-style-bullet>
    </text:list-style>
    <style:style style:name="Titel" style:display-name="Titel" style:family="paragraph" style:parent-style-name="Standard" style:next-style-name="Standard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page-layout style:name="PL0">
      <style:page-layout-properties fo:page-width="16.5354in" fo:page-height="11.693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ko Salig</dc:creator>
    <meta:creation-date>2023-04-26T13:17:00Z</meta:creation-date>
    <dc:date>2023-05-05T14:10:00Z</dc:date>
    <meta:template xlink:href="Normal" xlink:type="simple"/>
    <meta:editing-cycles>42</meta:editing-cycles>
    <meta:editing-duration>PT0S</meta:editing-duration>
    <meta:document-statistic meta:page-count="2" meta:paragraph-count="1" meta:word-count="86" meta:character-count="628" meta:row-count="4" meta:non-whitespace-character-count="543"/>
  </office:meta>
</office:document-meta>
</file>